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C0000007EE3148716DB371279.png" manifest:media-type="image/png"/>
  <manifest:file-entry manifest:full-path="Pictures/10000201000001F8000000B182CC030F068D1B10.png" manifest:media-type="image/png"/>
  <manifest:file-entry manifest:full-path="Pictures/10000000000000710000005D21F3322BD97CF7C8.png" manifest:media-type="image/png"/>
  <manifest:file-entry manifest:full-path="Pictures/100000000000008D000000609DF036CAD07960F7.png" manifest:media-type="image/png"/>
  <manifest:file-entry manifest:full-path="Pictures/100000000000001200000014B461F869F8348888.bmp" manifest:media-type="image/bmp"/>
  <manifest:file-entry manifest:full-path="Pictures/100000000000005C0000008630D4C5E983CD9578.png" manifest:media-type="image/png"/>
  <manifest:file-entry manifest:full-path="Pictures/10000000000000FE000000E315F229773CBF6F9A.png" manifest:media-type="image/png"/>
  <manifest:file-entry manifest:full-path="Pictures/10000000000000970000004DAD8613165F3BA159.png" manifest:media-type="image/png"/>
  <manifest:file-entry manifest:full-path="Pictures/100000000000001400000014389A2384870F1216.bmp" manifest:media-type="image/bmp"/>
  <manifest:file-entry manifest:full-path="Pictures/10000000000000F4000000F243A6CAA74B0C774D.png" manifest:media-type="image/png"/>
  <manifest:file-entry manifest:full-path="Pictures/10000000000000DA000000C3D0393A201035D145.png" manifest:media-type="image/png"/>
  <manifest:file-entry manifest:full-path="Pictures/100000000000008B00000088861102F03C0553F3.png" manifest:media-type="image/png"/>
  <manifest:file-entry manifest:full-path="Pictures/100000000000008B0000007497988CD0197AB1FD.png" manifest:media-type="image/png"/>
  <manifest:file-entry manifest:full-path="Pictures/10000000000000A000000032E5E3636784D4352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9.178cm" fo:min-width="2.54cm" fo:padding-top="0.102cm" fo:padding-bottom="0.102cm" fo:padding-left="0.102cm" fo:padding-right="0.102cm"/>
    </style:style>
    <style:style style:name="gr2" style:family="graphic" style:parent-style-name="standard">
      <style:graphic-properties draw:stroke="none" draw:fill="solid" draw:fill-color="#f6ecf1" draw:opacity="100%" draw:shadow="hidden"/>
    </style:style>
    <style:style style:name="gr3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4" style:family="graphic" style:parent-style-name="standard">
      <style:graphic-properties draw:stroke="none" draw:fill="none" fo:min-height="12.461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solid" draw:fill-color="#ebd7e1" draw:opacity="100%" draw:shadow="hidden"/>
    </style:style>
    <style:style style:name="gr6" style:family="graphic" style:parent-style-name="standard">
      <style:graphic-properties draw:stroke="none" draw:fill="none" fo:min-height="2.536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bed7ef" draw:opacity="100%" draw:shadow="hidden"/>
    </style:style>
    <style:style style:name="gr8" style:family="graphic" style:parent-style-name="standard">
      <style:graphic-properties draw:stroke="none" draw:fill="none" fo:min-height="1.546cm" fo:min-width="2.54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none" draw:textarea-vertical-align="middle" fo:min-height="0.357cm" fo:min-width="2.54cm" fo:padding-top="0.102cm" fo:padding-bottom="0.102cm" fo:padding-left="0.102cm" fo:padding-right="0.102cm"/>
    </style:style>
    <style:style style:name="gr10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11" style:family="graphic" style:parent-style-name="standard">
      <style:graphic-properties draw:stroke="none" draw:fill="none" fo:min-height="6.735cm" fo:min-width="2.54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solid" draw:fill-color="#ffe699" draw:opacity="100%" draw:shadow="hidden"/>
    </style:style>
    <style:style style:name="gr13" style:family="graphic" style:parent-style-name="standard">
      <style:graphic-properties draw:stroke="none" draw:fill="none" fo:min-height="0.962cm" fo:min-width="2.54cm" fo:padding-top="0.102cm" fo:padding-bottom="0.102cm" fo:padding-left="0.102cm" fo:padding-right="0.102cm"/>
    </style:style>
    <style:style style:name="gr14" style:family="graphic" style:parent-style-name="standard">
      <style:graphic-properties draw:stroke="none" draw:fill="none" fo:min-height="0.96cm" fo:min-width="2.54cm" fo:padding-top="0.102cm" fo:padding-bottom="0.102cm" fo:padding-left="0.102cm" fo:padding-right="0.102cm"/>
    </style:style>
    <style:style style:name="gr1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9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20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22" style:family="graphic" style:parent-style-name="standard">
      <style:graphic-properties draw:stroke="none" draw:fill="none" fo:min-height="0.589cm" fo:min-width="2.54cm" fo:padding-top="0.102cm" fo:padding-bottom="0.102cm" fo:padding-left="0.102cm" fo:padding-right="0.102cm"/>
    </style:style>
    <style:style style:name="gr23" style:family="graphic" style:parent-style-name="standard">
      <style:graphic-properties draw:stroke="none" draw:fill="none" fo:min-height="1.221cm" fo:min-width="2.54cm" fo:padding-top="0.102cm" fo:padding-bottom="0.102cm" fo:padding-left="0.102cm" fo:padding-right="0.102cm"/>
    </style:style>
    <style:style style:name="gr24" style:family="graphic" style:parent-style-name="standard">
      <style:graphic-properties draw:stroke="none" draw:fill="none" fo:min-height="1.24cm" fo:min-width="2.54cm" fo:padding-top="0.102cm" fo:padding-bottom="0.102cm" fo:padding-left="0.102cm" fo:padding-right="0.102cm"/>
    </style:style>
    <style:style style:name="gr25" style:family="graphic" style:parent-style-name="standard">
      <style:graphic-properties draw:stroke="none" draw:fill="none" fo:min-height="2.181cm" fo:min-width="2.54cm" fo:padding-top="0.102cm" fo:padding-bottom="0.102cm" fo:padding-left="0.102cm" fo:padding-right="0.102cm"/>
    </style:style>
    <style:style style:name="gr26" style:family="graphic" style:parent-style-name="standard">
      <style:graphic-properties draw:stroke="none" draw:fill="none" fo:min-height="2.063cm" fo:min-width="2.54cm" fo:padding-top="0.102cm" fo:padding-bottom="0.102cm" fo:padding-left="0.102cm" fo:padding-right="0.102cm"/>
    </style:style>
    <style:style style:name="gr27" style:family="graphic" style:parent-style-name="standard">
      <style:graphic-properties draw:stroke="none" draw:fill="none" fo:min-height="2.277cm" fo:min-width="2.54cm" fo:padding-top="0.102cm" fo:padding-bottom="0.102cm" fo:padding-left="0.102cm" fo:padding-right="0.102cm"/>
    </style:style>
    <style:style style:name="gr28" style:family="graphic" style:parent-style-name="standard">
      <style:graphic-properties draw:stroke="none" draw:fill="solid" draw:fill-color="#f8cbad" draw:opacity="100%" draw:shadow="hidden"/>
    </style:style>
    <style:style style:name="gr29" style:family="graphic" style:parent-style-name="standard">
      <style:graphic-properties draw:stroke="none" draw:fill="none" fo:min-height="3.132cm" fo:min-width="2.54cm" fo:padding-top="0.102cm" fo:padding-bottom="0.102cm" fo:padding-left="0.102cm" fo:padding-right="0.102cm"/>
    </style:style>
    <style:style style:name="gr30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31" style:family="graphic" style:parent-style-name="standard">
      <style:graphic-properties draw:stroke="none" draw:fill="none" fo:min-height="0.843cm" fo:min-width="2.54cm" fo:padding-top="0.102cm" fo:padding-bottom="0.102cm" fo:padding-left="0.102cm" fo:padding-right="0.102cm"/>
    </style:style>
    <style:style style:name="gr32" style:family="graphic" style:parent-style-name="standard">
      <style:graphic-properties draw:stroke="none" draw:fill="none" fo:min-height="0.991cm" fo:min-width="2.54cm" fo:padding-top="0.102cm" fo:padding-bottom="0.102cm" fo:padding-left="0.102cm" fo:padding-right="0.102cm"/>
    </style:style>
    <style:style style:name="gr33" style:family="graphic" style:parent-style-name="standard">
      <style:graphic-properties draw:stroke="none" draw:fill="none" fo:min-height="0.722cm" fo:min-width="2.54cm" fo:padding-top="0.102cm" fo:padding-bottom="0.102cm" fo:padding-left="0.102cm" fo:padding-right="0.102cm"/>
    </style:style>
    <style:style style:name="gr34" style:family="graphic" style:parent-style-name="standard">
      <style:graphic-properties draw:stroke="solid" svg:stroke-width="0.053cm" svg:stroke-color="#c285a3" draw:fill="none" fo:padding-top="0.151cm" fo:padding-bottom="0.151cm" fo:padding-left="0.276cm" fo:padding-right="0.276cm" draw:shadow="hidden"/>
    </style:style>
    <style:style style:name="gr35" style:family="graphic" style:parent-style-name="standard">
      <style:graphic-properties draw:stroke="none" draw:fill="none" fo:min-height="0.457cm" fo:min-width="2.54cm" fo:padding-top="0.102cm" fo:padding-bottom="0.102cm" fo:padding-left="0.102cm" fo:padding-right="0.102cm"/>
    </style:style>
    <style:style style:name="gr36" style:family="graphic" style:parent-style-name="standard">
      <style:graphic-properties draw:stroke="none" draw:fill="none" fo:min-height="0.373cm" fo:min-width="2.54cm" fo:padding-top="0.102cm" fo:padding-bottom="0.102cm" fo:padding-left="0.102cm" fo:padding-right="0.102cm"/>
    </style:style>
    <style:style style:name="gr37" style:family="graphic" style:parent-style-name="standard">
      <style:graphic-properties draw:stroke="none" draw:fill="none" draw:textarea-vertical-align="middle" fo:min-height="0.673cm" fo:min-width="2.54cm" fo:padding-top="0.102cm" fo:padding-bottom="0.102cm" fo:padding-left="0.102cm" fo:padding-right="0.102cm"/>
    </style:style>
    <style:style style:name="gr38" style:family="graphic" style:parent-style-name="standard">
      <style:graphic-properties draw:stroke="none" draw:fill="none" draw:textarea-vertical-align="middle" fo:min-height="0.972cm" fo:min-width="2.54cm" fo:padding-top="0.102cm" fo:padding-bottom="0.102cm" fo:padding-left="0.102cm" fo:padding-right="0.102cm"/>
    </style:style>
    <style:style style:name="gr39" style:family="graphic" style:parent-style-name="standard">
      <style:graphic-properties draw:stroke="none" draw:fill="none" draw:textarea-vertical-align="middle" fo:min-height="1.019cm" fo:min-width="2.54cm" fo:padding-top="0.102cm" fo:padding-bottom="0.102cm" fo:padding-left="0.102cm" fo:padding-right="0.102cm"/>
    </style:style>
    <style:style style:name="gr40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41" style:family="graphic" style:parent-style-name="standard">
      <style:graphic-properties draw:stroke="none" draw:fill="none" fo:min-height="2.472cm" fo:min-width="2.54cm" fo:padding-top="0.102cm" fo:padding-bottom="0.102cm" fo:padding-left="0.102cm" fo:padding-right="0.102cm"/>
    </style:style>
    <style:style style:name="gr42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43" style:family="graphic" style:parent-style-name="standard">
      <style:graphic-properties draw:stroke="none" draw:fill="none" fo:min-height="2.007cm" fo:min-width="2.54cm" fo:padding-top="0.102cm" fo:padding-bottom="0.102cm" fo:padding-left="0.102cm" fo:padding-right="0.102cm"/>
    </style:style>
    <style:style style:name="gr44" style:family="graphic" style:parent-style-name="standard">
      <style:graphic-properties draw:stroke="dash" draw:stroke-dash="Dash_5f_0" svg:stroke-width="0.053cm" svg:stroke-color="#c285a3" svg:stroke-linecap="butt" draw:fill="none" fo:padding-top="0.151cm" fo:padding-bottom="0.151cm" fo:padding-left="0.276cm" fo:padding-right="0.276cm" draw:shadow="hidden"/>
    </style:style>
    <style:style style:name="gr45" style:family="graphic" style:parent-style-name="standard">
      <style:graphic-properties draw:stroke="none" draw:fill="none" fo:min-height="0.359cm" fo:min-width="2.54cm" fo:padding-top="0.102cm" fo:padding-bottom="0.102cm" fo:padding-left="0.102cm" fo:padding-right="0.102cm"/>
    </style:style>
    <style:style style:name="gr46" style:family="graphic" style:parent-style-name="standard">
      <style:graphic-properties draw:stroke="none" draw:fill="none" fo:min-height="1.547cm" fo:min-width="2.54cm" fo:padding-top="0.102cm" fo:padding-bottom="0.102cm" fo:padding-left="0.102cm" fo:padding-right="0.102cm"/>
    </style:style>
    <style:style style:name="gr47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48" style:family="graphic" style:parent-style-name="standard">
      <style:graphic-properties draw:stroke="none" draw:fill="none" draw:textarea-vertical-align="middle" fo:min-height="0.688cm" fo:min-width="2.54cm" fo:padding-top="0.102cm" fo:padding-bottom="0.102cm" fo:padding-left="0.102cm" fo:padding-right="0.102cm"/>
    </style:style>
    <style:style style:name="gr49" style:family="graphic" style:parent-style-name="standard">
      <style:graphic-properties draw:stroke="none" draw:fill="none" draw:textarea-vertical-align="middle" fo:min-height="1.46cm" fo:min-width="2.54cm" fo:padding-top="0.102cm" fo:padding-bottom="0.102cm" fo:padding-left="0.102cm" fo:padding-right="0.102cm"/>
    </style:style>
    <style:style style:name="gr50" style:family="graphic" style:parent-style-name="standard">
      <style:graphic-properties draw:stroke="none" draw:fill="solid" draw:fill-color="#ff0000" draw:opacity="100%" draw:shadow="hidden"/>
    </style:style>
    <style:style style:name="gr51" style:family="graphic" style:parent-style-name="standard">
      <style:graphic-properties draw:stroke="none" draw:fill="none" draw:textarea-vertical-align="middle" fo:min-height="0.842cm" fo:min-width="2.54cm" fo:padding-top="0.102cm" fo:padding-bottom="0.102cm" fo:padding-left="0.102cm" fo:padding-right="0.102cm"/>
    </style:style>
    <style:style style:name="gr52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53" style:family="graphic" style:parent-style-name="standard">
      <style:graphic-properties draw:stroke="none" draw:fill="none" fo:min-height="1.478cm" fo:min-width="2.54cm" fo:padding-top="0.102cm" fo:padding-bottom="0.102cm" fo:padding-left="0.102cm" fo:padding-right="0.102cm"/>
    </style:style>
    <style:style style:name="gr54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55" style:family="graphic" style:parent-style-name="standard">
      <style:graphic-properties draw:stroke="none" draw:fill="none" fo:min-height="0.695cm" fo:min-width="2.54cm" fo:padding-top="0.102cm" fo:padding-bottom="0.102cm" fo:padding-left="0.102cm" fo:padding-right="0.102cm"/>
    </style:style>
    <style:style style:name="gr56" style:family="graphic" style:parent-style-name="standard">
      <style:graphic-properties draw:stroke="none" draw:fill="none" fo:min-height="1.052cm" fo:min-width="2.54cm" fo:padding-top="0.102cm" fo:padding-bottom="0.102cm" fo:padding-left="0.102cm" fo:padding-right="0.102cm"/>
    </style:style>
    <style:style style:name="P1" style:family="paragraph">
      <style:paragraph-properties fo:text-align="start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6ecf1" draw:opacity="100%"/>
    </style:style>
    <style:style style:name="P4" style:family="paragraph">
      <loext:graphic-properties draw:fill="solid" draw:fill-color="#ebd7e1" draw:opacity="100%"/>
    </style:style>
    <style:style style:name="P5" style:family="paragraph">
      <loext:graphic-properties draw:fill="solid" draw:fill-color="#bed7ef" draw:opacity="100%"/>
    </style:style>
    <style:style style:name="P6" style:family="paragraph">
      <style:paragraph-properties fo:text-align="center"/>
    </style:style>
    <style:style style:name="P7" style:family="paragraph">
      <loext:graphic-properties draw:fill="bitmap" draw:fill-image-name="Bitmap_5f_0" style:repeat="stretch" draw:fill-image-ref-point="top-left"/>
    </style:style>
    <style:style style:name="P8" style:family="paragraph">
      <loext:graphic-properties draw:fill="solid" draw:fill-color="#ffe699" draw:opacity="100%"/>
    </style:style>
    <style:style style:name="P9" style:family="paragraph">
      <loext:graphic-properties draw:fill="bitmap" draw:fill-image-name="Bitmap_5f_1" style:repeat="stretch" draw:fill-image-ref-point="top-left"/>
    </style:style>
    <style:style style:name="P10" style:family="paragraph">
      <loext:graphic-properties draw:fill="bitmap" draw:fill-image-name="Bitmap_5f_2" style:repeat="stretch" draw:fill-image-ref-point="top-left"/>
    </style:style>
    <style:style style:name="P11" style:family="paragraph">
      <loext:graphic-properties draw:fill="bitmap" draw:fill-image-name="Bitmap_5f_3" style:repeat="stretch" draw:fill-image-ref-point="top-left"/>
    </style:style>
    <style:style style:name="P12" style:family="paragraph">
      <loext:graphic-properties draw:fill="bitmap" draw:fill-image-name="Bitmap_5f_4" style:repeat="stretch" draw:fill-image-ref-point="top-left"/>
    </style:style>
    <style:style style:name="P13" style:family="paragraph">
      <loext:graphic-properties draw:fill="bitmap" draw:fill-image-name="Bitmap_5f_5" style:repeat="stretch" draw:fill-image-ref-point="top-left"/>
    </style:style>
    <style:style style:name="P14" style:family="paragraph">
      <loext:graphic-properties draw:fill="bitmap" draw:fill-image-name="Bitmap_5f_6" style:repeat="stretch" draw:fill-image-ref-point="top-left"/>
    </style:style>
    <style:style style:name="P15" style:family="paragraph">
      <loext:graphic-properties draw:fill="bitmap" draw:fill-image-name="Bitmap_5f_7" style:repeat="stretch" draw:fill-image-ref-point="top-left"/>
    </style:style>
    <style:style style:name="P16" style:family="paragraph">
      <loext:graphic-properties draw:fill="solid" draw:fill-color="#f8cbad" draw:opacity="100%"/>
    </style:style>
    <style:style style:name="P17" style:family="paragraph">
      <loext:graphic-properties draw:fill="bitmap" draw:fill-image-name="Bitmap_5f_8" style:repeat="stretch" draw:fill-image-ref-point="top-left"/>
    </style:style>
    <style:style style:name="P18" style:family="paragraph">
      <loext:graphic-properties draw:fill="bitmap" draw:fill-image-name="Bitmap_5f_9" style:repeat="stretch" draw:fill-image-ref-point="top-left"/>
    </style:style>
    <style:style style:name="P19" style:family="paragraph">
      <loext:graphic-properties draw:fill="bitmap" draw:fill-image-name="Bitmap_5f_10" style:repeat="stretch" draw:fill-image-ref-point="top-left"/>
    </style:style>
    <style:style style:name="P20" style:family="paragraph">
      <loext:graphic-properties draw:fill="bitmap" draw:fill-image-name="Bitmap_5f_11" style:repeat="stretch" draw:fill-image-ref-point="top-left"/>
    </style:style>
    <style:style style:name="P21" style:family="paragraph">
      <loext:graphic-properties draw:fill="solid" draw:fill-color="#ff0000" draw:opacity="100%"/>
    </style:style>
    <style:style style:name="P22" style:family="paragraph">
      <loext:graphic-properties draw:fill="bitmap" draw:fill-image-name="Bitmap_5f_12" style:repeat="stretch" draw:fill-image-ref-point="top-left"/>
    </style:style>
    <style:style style:name="P23" style:family="paragraph">
      <loext:graphic-properties draw:fill="bitmap" draw:fill-image-name="Bitmap_5f_13" style:repeat="stretch" draw:fill-image-ref-point="top-left"/>
    </style:style>
    <style:style style:name="P24" style:family="paragraph">
      <style:paragraph-properties fo:text-align="end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" style:family="text">
      <style:text-properties fo:color="#000000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5" style:family="text">
      <style:text-properties fo:color="#000000" style:font-name="Calibri" fo:font-size="8pt" style:text-underline-style="solid" style:text-underline-width="auto" style:text-underline-color="font-color" style:font-name-asian="Calibri" style:font-size-asian="8pt" style:font-name-complex="Calibri" style:font-size-complex="8pt"/>
    </style:style>
    <style:style style:name="T6" style:family="text">
      <style:text-properties fo:color="#000000"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7" style:family="text">
      <style:text-properties fo:color="#000000" style:font-name="Calibri" fo:font-size="80pt" fo:font-weight="bold" style:font-name-asian="Calibri" style:font-size-asian="80pt" style:font-weight-asian="bold" style:font-name-complex="Calibri" style:font-size-complex="80pt" style:font-weight-complex="bold"/>
    </style:style>
    <style:style style:name="T8" style:family="text">
      <style:text-properties fo:color="#085296" style:font-name="Calibri" fo:font-size="8pt" style:text-underline-style="solid" style:text-underline-width="auto" style:text-underline-color="font-color" style:font-name-asian="Calibri" style:font-size-asian="8pt" style:font-name-complex="Calibri" style:font-size-complex="8pt"/>
    </style:style>
    <style:style style:name="T9" style:family="text">
      <style:text-properties fo:color="#000000" style:font-name="Wingdings" fo:font-size="22pt" style:font-name-asian="Wingdings" style:font-size-asian="22pt" style:font-name-complex="Wingdings" style:font-size-complex="22pt"/>
    </style:style>
    <style:style style:name="T10" style:family="text">
      <style:text-properties fo:color="#085296"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2" style:family="text">
      <style:text-properties fo:color="#085296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T13" style:family="text">
      <style:text-properties fo:color="#000000" style:font-name="Calibri" fo:font-size="7pt" style:font-name-asian="Calibri" style:font-size-asian="7pt" style:font-name-complex="Calibri" style:font-size-complex="7pt"/>
    </style:style>
    <style:style style:name="T14" style:family="text"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5" style:family="text">
      <style:text-properties fo:color="#085296"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T16" style:family="text">
      <style:text-properties fo:color="#9933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7" style:family="text">
      <style:text-properties fo:color="#993366" style:font-name="Calibri" fo:font-size="10pt" style:font-name-asian="Calibri" style:font-size-asian="10pt" style:font-name-complex="Calibri" style:font-size-complex="10pt"/>
    </style:style>
    <style:style style:name="T18" style:family="text"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9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2" draw:layer="layout" svg:width="4.61cm" svg:height="9.382cm" svg:x="1.44cm" svg:y="6.237cm">
          <draw:text-box>
            <text:p text:style-name="P1"><text:span text:style-name="T1">Déposer rapidement (en vrac ou sans trop de structure) :</text:span><text:span text:style-name="T2"> </text:span></text:p>
            <text:p text:style-name="P1"><text:span text:style-name="T1">Dans un dossier </text:span><text:span text:style-name="T2"><text:line-break/></text:span><text:span text:style-name="T3">Mes_sauvegardes</text:span><text:span text:style-name="T2"> </text:span></text:p>
            <text:p text:style-name="P1"><text:span text:style-name="T1">vos documents de travail dans des sous-dossiers </text:span><text:span text:style-name="T4">numérotés par date</text:span><text:span text:style-name="T1">. Conserver les anciennes versions. Si besoin, ZIPer les sous-dossiers. </text:span></text:p>
            <text:p text:style-name="P1"><text:span text:style-name="T2"/></text:p>
            <text:p text:style-name="P1"><text:span text:style-name="T1">Dans un dossier</text:span><text:span text:style-name="T2"><text:line-break/></text:span><text:span text:style-name="T3">Mes_lectures</text:span><text:span text:style-name="T2"> </text:span></text:p>
            <text:p text:style-name="P1"><text:span text:style-name="T1">vos récoltes de documents intéressants (PDF de page web, articles, ebooks, etc.) </text:span><text:span text:style-name="T5">MAIS </text:span><text:span text:style-name="T1">que vous ne citez pas et non annotés (sinon ils iraient dans Zotero). </text:span><text:span text:style-name="T1"><text:line-break/></text:span><text:span text:style-name="T1">Si besoin, utiliser des sous-dossiers très généraux. </text:span></text:p>
          </draw:text-box>
        </draw:frame>
        <draw:g>
          <draw:polygon draw:style-name="gr2" draw:text-style-name="P3" draw:layer="layout" svg:width="20.153cm" svg:height="12.7cm" svg:x="6.044cm" svg:y="4.826cm" svg:viewBox="0 0 20154 12701" draw:points="0,0 20154,0 20154,12701 0,12701">
            <text:p/>
          </draw:polygon>
          <draw:polygon draw:style-name="gr3" draw:text-style-name="P2" draw:layer="layout" svg:width="20.153cm" svg:height="12.735cm" svg:x="6.044cm" svg:y="4.791cm" svg:viewBox="0 0 20154 12736" draw:points="0,0 20154,0 20154,12736 0,12736">
            <text:p/>
          </draw:polygon>
          <draw:frame draw:style-name="gr4" draw:text-style-name="P2" draw:layer="layout" svg:width="20.153cm" svg:height="12.665cm" svg:x="6.044cm" svg:y="4.861cm">
            <draw:text-box>
              <text:p/>
            </draw:text-box>
          </draw:frame>
        </draw:g>
        <draw:g>
          <draw:polygon draw:style-name="gr5" draw:text-style-name="P4" draw:layer="layout" svg:width="20.153cm" svg:height="2.775cm" svg:x="6.044cm" svg:y="4.826cm" svg:viewBox="0 0 20154 2776" draw:points="0,0 20154,0 20154,2776 0,2776">
            <text:p/>
          </draw:polygon>
          <draw:polygon draw:style-name="gr3" draw:text-style-name="P2" draw:layer="layout" svg:width="20.153cm" svg:height="2.811cm" svg:x="6.044cm" svg:y="4.791cm" svg:viewBox="0 0 20154 2812" draw:points="0,0 20154,0 20154,2812 0,2812">
            <text:p/>
          </draw:polygon>
          <draw:frame draw:style-name="gr6" draw:text-style-name="P2" draw:layer="layout" svg:width="20.153cm" svg:height="2.74cm" svg:x="6.044cm" svg:y="4.861cm">
            <draw:text-box>
              <text:p/>
            </draw:text-box>
          </draw:frame>
        </draw:g>
        <draw:polygon draw:style-name="gr7" draw:text-style-name="P5" draw:layer="layout" svg:width="7.232cm" svg:height="1.65cm" svg:x="26.84cm" svg:y="4.876cm" svg:viewBox="0 0 7233 1651" draw:points="0,0 7233,0 7233,1651 0,1651">
          <text:p/>
        </draw:polygon>
        <draw:frame draw:style-name="gr8" draw:text-style-name="P2" draw:layer="layout" svg:width="19.988cm" svg:height="3.029cm" svg:x="15.178cm" svg:y="0.172cm">
          <draw:text-box>
            <text:p text:style-name="P6"><text:span text:style-name="T6">eCockpit bureautique du chercheur</text:span><text:span text:style-name="T7"> </text:span></text:p>
          </draw:text-box>
        </draw:frame>
        <draw:frame draw:style-name="gr9" draw:text-style-name="P2" draw:layer="layout" svg:width="17.897cm" svg:height="0.561cm" svg:x="13.723cm" svg:y="19.759cm">
          <draw:text-box>
            <text:p text:style-name="P6"><text:span text:style-name="T1">Explications et documents disponibles à </text:span><text:span text:style-name="T8">https://github.com/pmartinolli/TM-SchoCockpit</text:span><text:span text:style-name="T1"> — v.1.2.fr — Pascal Martinolli, U de Montréal, CC-BY. </text:span></text:p>
          </draw:text-box>
        </draw:frame>
        <draw:polygon draw:style-name="gr10" draw:text-style-name="P7" draw:layer="layout" svg:width="2.576cm" svg:height="0.905cm" svg:x="31.597cm" svg:y="19.312cm" svg:viewBox="0 0 2577 906" draw:points="0,0 2577,0 2577,906 0,906">
          <text:p/>
        </draw:polygon>
        <draw:g>
          <draw:polygon draw:style-name="gr2" draw:text-style-name="P3" draw:layer="layout" svg:width="5.541cm" svg:height="6.974cm" svg:x="28.643cm" svg:y="11.917cm" svg:viewBox="0 0 5542 6975" draw:points="0,0 5542,0 5542,6975 0,6975">
            <text:p/>
          </draw:polygon>
          <draw:polygon draw:style-name="gr3" draw:text-style-name="P2" draw:layer="layout" svg:width="5.541cm" svg:height="7.01cm" svg:x="28.643cm" svg:y="11.882cm" svg:viewBox="0 0 5542 7011" draw:points="0,0 5542,0 5542,7011 0,7011">
            <text:p/>
          </draw:polygon>
          <draw:frame draw:style-name="gr11" draw:text-style-name="P2" draw:layer="layout" svg:width="5.541cm" svg:height="6.939cm" svg:x="28.643cm" svg:y="11.952cm">
            <draw:text-box>
              <text:p/>
            </draw:text-box>
          </draw:frame>
        </draw:g>
        <draw:g>
          <draw:polygon draw:style-name="gr12" draw:text-style-name="P8" draw:layer="layout" svg:width="5.748cm" svg:height="1.201cm" svg:x="20.449cm" svg:y="4.839cm" svg:viewBox="0 0 5749 1202" draw:points="0,0 5749,0 5749,1202 0,1202">
            <text:p/>
          </draw:polygon>
          <draw:polygon draw:style-name="gr3" draw:text-style-name="P2" draw:layer="layout" svg:width="5.748cm" svg:height="1.236cm" svg:x="20.449cm" svg:y="4.804cm" svg:viewBox="0 0 5749 1237" draw:points="0,0 5749,0 5749,1237 0,1237">
            <text:p/>
          </draw:polygon>
          <draw:frame draw:style-name="gr13" draw:text-style-name="P2" draw:layer="layout" svg:width="5.748cm" svg:height="1.166cm" svg:x="20.449cm" svg:y="4.874cm">
            <draw:text-box>
              <text:p/>
            </draw:text-box>
          </draw:frame>
        </draw:g>
        <draw:frame draw:style-name="gr14" draw:text-style-name="P2" draw:layer="layout" svg:width="5.962cm" svg:height="1.164cm" svg:x="20.591cm" svg:y="4.805cm">
          <draw:text-box>
            <text:p text:style-name="P1"><text:span text:style-name="T9">q</text:span><text:span text:style-name="T3"> <text:s/></text:span><text:span text:style-name="T10">Proxy</text:span><text:span text:style-name="T11"> à paramétrer</text:span><text:span text:style-name="T3"> </text:span></text:p>
          </draw:text-box>
        </draw:frame>
        <draw:polygon draw:style-name="gr15" draw:text-style-name="P9" draw:layer="layout" svg:width="1.196cm" svg:height="1.329cm" svg:x="6.282cm" svg:y="6.124cm" svg:viewBox="0 0 1197 1330" draw:points="0,0 1197,0 1197,1330 0,1330">
          <text:p/>
        </draw:polygon>
        <draw:polygon draw:style-name="gr16" draw:text-style-name="P10" draw:layer="layout" svg:width="1.288cm" svg:height="1.288cm" svg:x="12.736cm" svg:y="6.181cm" svg:viewBox="0 0 1289 1289" draw:points="0,0 1289,0 1289,1289 0,1289">
          <text:p/>
        </draw:polygon>
        <draw:polygon draw:style-name="gr17" draw:text-style-name="P11" draw:layer="layout" svg:width="1.106cm" svg:height="0.91cm" svg:x="28.894cm" svg:y="14.567cm" svg:viewBox="0 0 1107 911" draw:points="0,0 1107,0 1107,911 0,911">
          <text:p/>
        </draw:polygon>
        <draw:polygon draw:style-name="gr18" draw:text-style-name="P12" draw:layer="layout" svg:width="1.497cm" svg:height="1.338cm" svg:x="24.632cm" svg:y="6.158cm" svg:viewBox="0 0 1498 1339" draw:points="0,0 1498,0 1498,1339 0,1339">
          <text:p/>
        </draw:polygon>
        <draw:polygon draw:style-name="gr19" draw:text-style-name="P13" draw:layer="layout" svg:width="2.284cm" svg:height="2.265cm" svg:x="13.395cm" svg:y="9.381cm" svg:viewBox="0 0 2285 2266" draw:points="0,0 2285,0 2285,2266 0,2266">
          <text:p/>
        </draw:polygon>
        <draw:polygon draw:style-name="gr20" draw:text-style-name="P14" draw:layer="layout" svg:width="1.082cm" svg:height="0.967cm" svg:x="28.956cm" svg:y="16.744cm" svg:viewBox="0 0 1083 968" draw:points="0,0 1083,0 1083,968 0,968">
          <text:p/>
        </draw:polygon>
        <draw:polygon draw:style-name="gr21" draw:text-style-name="P15" draw:layer="layout" svg:width="1.995cm" svg:height="1.951cm" svg:x="6.383cm" svg:y="15.256cm" svg:viewBox="0 0 1996 1952" draw:points="0,0 1996,0 1996,1952 0,1952">
          <text:p/>
        </draw:polygon>
        <draw:polygon draw:style-name="gr17" draw:text-style-name="P11" draw:layer="layout" svg:width="2.392cm" svg:height="1.969cm" svg:x="19.614cm" svg:y="12.49cm" svg:viewBox="0 0 2393 1970" draw:points="0,0 2393,0 2393,1970 0,1970">
          <text:p/>
        </draw:polygon>
        <draw:polygon draw:style-name="gr20" draw:text-style-name="P14" draw:layer="layout" svg:width="2.346cm" svg:height="2.099cm" svg:x="19.632cm" svg:y="15.253cm" svg:viewBox="0 0 2347 2100" draw:points="0,0 2347,0 2347,2100 0,2100">
          <text:p/>
        </draw:polygon>
        <draw:frame draw:style-name="gr22" draw:text-style-name="P2" draw:layer="layout" svg:width="5.08cm" svg:height="0.793cm" svg:x="30.07cm" svg:y="14.709cm">
          <draw:text-box>
            <text:p text:style-name="P1"><text:span text:style-name="T3">GMail </text:span><text:span text:style-name="T2">: </text:span><text:span text:style-name="T1">Courriel personnel </text:span></text:p>
          </draw:text-box>
        </draw:frame>
        <draw:frame draw:style-name="gr23" draw:text-style-name="P2" draw:layer="layout" svg:width="4.372cm" svg:height="1.425cm" svg:x="30.181cm" svg:y="16.686cm">
          <draw:text-box>
            <text:p text:style-name="P1"><text:span text:style-name="T3">Feedly</text:span><text:span text:style-name="T2">: </text:span><text:span text:style-name="T1">Lecteur RSS </text:span><text:span text:style-name="T1"><text:line-break/></text:span><text:span text:style-name="T1">pour mes hobbies</text:span><text:span text:style-name="T2"> </text:span></text:p>
          </draw:text-box>
        </draw:frame>
        <draw:frame draw:style-name="gr24" draw:text-style-name="P2" draw:layer="layout" svg:width="3.359cm" svg:height="1.444cm" svg:x="22.387cm" svg:y="15.715cm">
          <draw:text-box>
            <text:p text:style-name="P1"><text:span text:style-name="T12">Feedly</text:span><text:span text:style-name="T3"> </text:span><text:span text:style-name="T2">: </text:span><text:span text:style-name="T1">Lecteur RSS</text:span><text:span text:style-name="T1"><text:line-break/></text:span><text:span text:style-name="T1">pour mes recherches </text:span></text:p>
          </draw:text-box>
        </draw:frame>
        <draw:frame draw:style-name="gr25" draw:text-style-name="P2" draw:layer="layout" svg:width="3.775cm" svg:height="2.385cm" svg:x="22.373cm" svg:y="12.385cm">
          <draw:text-box>
            <text:p text:style-name="P1"><text:span text:style-name="T12">Gmail</text:span><text:span text:style-name="T3"> </text:span><text:span text:style-name="T2">: </text:span><text:span text:style-name="T1">Courriel pour </text:span><text:span text:style-name="T1"><text:line-break/></text:span><text:span text:style-name="T1">pour mes alertes et mes</text:span><text:span text:style-name="T1"><text:line-break/></text:span><text:span text:style-name="T1">messages de recherche</text:span><text:span text:style-name="T2"> </text:span></text:p>
          </draw:text-box>
        </draw:frame>
        <draw:path draw:style-name="gr7" draw:text-style-name="P5" draw:layer="layout" svg:width="2.407cm" svg:height="3.135cm" svg:x="26.252cm" svg:y="9.527cm" svg:viewBox="0 0 2408 3136" svg:d="M1027 0l-400 2267-627-110 1069 979 1339-554-627-111 400-2268zM1027 0z">
          <text:p/>
        </draw:path>
        <draw:g>
          <draw:polygon draw:style-name="gr7" draw:text-style-name="P5" draw:layer="layout" svg:width="6.872cm" svg:height="2.267cm" svg:x="27.224cm" svg:y="7.839cm" svg:viewBox="0 0 6873 2268" draw:points="0,0 6873,0 6873,2268 0,2268">
            <text:p/>
          </draw:polygon>
          <draw:frame draw:style-name="gr26" draw:text-style-name="P2" draw:layer="layout" svg:width="6.872cm" svg:height="2.267cm" svg:x="27.224cm" svg:y="7.839cm">
            <draw:text-box>
              <text:p text:style-name="P1"><text:span text:style-name="T2">Vous utilisez 2 navigateurs web différents, donc vous pouvez utiliser les mêmes services mais avec des profils différents </text:span><text:span text:style-name="T2"><text:line-break/></text:span><text:span text:style-name="T2">(identifiants et mots de passe). </text:span></text:p>
            </draw:text-box>
          </draw:frame>
        </draw:g>
        <draw:frame draw:style-name="gr27" draw:text-style-name="P2" draw:layer="layout" svg:width="2.728cm" svg:height="2.481cm" svg:x="15.706cm" svg:y="9.381cm">
          <draw:text-box>
            <text:p text:style-name="P1"><text:span text:style-name="T12">Google Scholar</text:span><text:span text:style-name="T3"> </text:span><text:span text:style-name="T2">:</text:span><text:span text:style-name="T2"><text:line-break/></text:span><text:span text:style-name="T1">gérer vos</text:span><text:span text:style-name="T1"><text:line-break/></text:span><text:span text:style-name="T1">publications</text:span><text:span text:style-name="T2"> </text:span></text:p>
            <text:p text:style-name="P1"><text:span text:style-name="T1">et</text:span><text:span text:style-name="T2"> </text:span><text:span text:style-name="T3">Alertes GS</text:span><text:span text:style-name="T2"> </text:span></text:p>
          </draw:text-box>
        </draw:frame>
        <draw:line draw:style-name="gr3" draw:text-style-name="P2" draw:layer="layout" svg:x1="19.439cm" svg:y1="12.506cm" svg:x2="17.624cm" svg:y2="10.538cm">
          <text:p/>
        </draw:line>
        <draw:line draw:style-name="gr3" draw:text-style-name="P2" draw:layer="layout" svg:x1="20.866cm" svg:y1="14.424cm" svg:x2="20.866cm" svg:y2="15.176cm">
          <text:p/>
        </draw:line>
        <draw:line draw:style-name="gr3" draw:text-style-name="P2" draw:layer="layout" svg:x1="19.294cm" svg:y1="13.566cm" svg:x2="15.889cm" svg:y2="13.294cm">
          <text:p/>
        </draw:line>
        <draw:line draw:style-name="gr3" draw:text-style-name="P2" draw:layer="layout" svg:x1="29.494cm" svg:y1="15.818cm" svg:x2="29.494cm" svg:y2="16.57cm">
          <text:p/>
        </draw:line>
        <draw:g>
          <draw:polygon draw:style-name="gr28" draw:text-style-name="P16" draw:layer="layout" svg:width="2.531cm" svg:height="3.336cm" svg:x="13.316cm" svg:y="12.64cm" svg:viewBox="0 0 2532 3337" draw:points="0,0 2532,0 2532,3337 0,3337">
            <text:p/>
          </draw:polygon>
          <draw:frame draw:style-name="gr29" draw:text-style-name="P2" draw:layer="layout" svg:width="2.531cm" svg:height="3.336cm" svg:x="13.316cm" svg:y="12.64cm">
            <draw:text-box>
              <text:p text:style-name="P1"><text:span text:style-name="T1">Quelques d’outils utilisant le GMail ID </text:span></text:p>
              <text:p text:style-name="P1"><text:span text:style-name="T12">Google Alerts</text:span><text:span text:style-name="T3"><text:line-break/></text:span><text:span text:style-name="T12">YouTube</text:span><text:span text:style-name="T3"> </text:span></text:p>
              <text:p text:style-name="P1"><text:span text:style-name="T12">PubMed</text:span><text:span text:style-name="T3"> </text:span></text:p>
            </draw:text-box>
          </draw:frame>
        </draw:g>
        <draw:polygon draw:style-name="gr30" draw:text-style-name="P17" draw:layer="layout" svg:width="1.168cm" svg:height="0.975cm" svg:x="28.946cm" svg:y="12.449cm" svg:viewBox="0 0 1169 976" draw:points="0,0 1169,0 1169,976 0,976">
          <text:p/>
        </draw:polygon>
        <draw:frame draw:style-name="gr31" draw:text-style-name="P2" draw:layer="layout" svg:width="3.321cm" svg:height="1.047cm" svg:x="30.181cm" svg:y="12.645cm">
          <draw:text-box>
            <text:p text:style-name="P1"><text:span text:style-name="T3">Twitter </text:span><text:span text:style-name="T2">personnel </text:span></text:p>
          </draw:text-box>
        </draw:frame>
        <draw:polygon draw:style-name="gr30" draw:text-style-name="P17" draw:layer="layout" svg:width="2.25cm" svg:height="1.878cm" svg:x="19.78cm" svg:y="9.569cm" svg:viewBox="0 0 2251 1879" draw:points="0,0 2251,0 2251,1879 0,1879">
          <text:p/>
        </draw:polygon>
        <draw:frame draw:style-name="gr32" draw:text-style-name="P2" draw:layer="layout" svg:width="5.08cm" svg:height="1.195cm" svg:x="22.323cm" svg:y="10.127cm">
          <draw:text-box>
            <text:p text:style-name="P1"><text:span text:style-name="T12">Twitter</text:span><text:span text:style-name="T3"> </text:span><text:span text:style-name="T3"><text:line-break/></text:span><text:span text:style-name="T2">universitaire </text:span></text:p>
          </draw:text-box>
        </draw:frame>
        <draw:frame draw:style-name="gr33" draw:text-style-name="P2" draw:layer="layout" svg:width="4.133cm" svg:height="0.926cm" svg:x="17.799cm" svg:y="7.915cm">
          <draw:text-box>
            <text:p text:style-name="P1"><text:span text:style-name="T12">Talkwalker alert</text:span><text:span text:style-name="T3"> </text:span></text:p>
          </draw:text-box>
        </draw:frame>
        <draw:line draw:style-name="gr3" draw:text-style-name="P2" draw:layer="layout" svg:x1="19.732cm" svg:y1="10.578cm" svg:x2="19.055cm" svg:y2="8.534cm">
          <text:p/>
        </draw:line>
        <draw:line draw:style-name="gr34" draw:text-style-name="P2" draw:layer="layout" svg:x1="18.881cm" svg:y1="8.572cm" svg:x2="20.014cm" svg:y2="12.571cm">
          <text:p/>
        </draw:line>
        <draw:line draw:style-name="gr3" draw:text-style-name="P2" draw:layer="layout" svg:x1="26.983cm" svg:y1="5.155cm" svg:x2="28.116cm" svg:y2="5.164cm">
          <text:p/>
        </draw:line>
        <draw:frame draw:style-name="gr35" draw:text-style-name="P2" draw:layer="layout" svg:width="6.112cm" svg:height="0.661cm" svg:x="28.158cm" svg:y="4.876cm">
          <draw:text-box>
            <text:p text:style-name="P1"><text:span text:style-name="T13">: Utilise le même profil (service/identifiant/mot de passe) </text:span></text:p>
          </draw:text-box>
        </draw:frame>
        <draw:line draw:style-name="gr34" draw:text-style-name="P2" draw:layer="layout" svg:x1="27.014cm" svg:y1="5.705cm" svg:x2="28.117cm" svg:y2="5.697cm">
          <text:p/>
        </draw:line>
        <draw:frame draw:style-name="gr36" draw:text-style-name="P2" draw:layer="layout" svg:width="6.092cm" svg:height="0.577cm" svg:x="28.13cm" svg:y="5.404cm">
          <draw:text-box>
            <text:p text:style-name="P1"><text:span text:style-name="T13">: peut envoyer automatiquement dans... </text:span></text:p>
          </draw:text-box>
        </draw:frame>
        <draw:line draw:style-name="gr34" draw:text-style-name="P2" draw:layer="layout" svg:x1="17.529cm" svg:y1="11.594cm" svg:x2="19.45cm" svg:y2="12.924cm">
          <text:p/>
        </draw:line>
        <draw:frame draw:style-name="gr37" draw:text-style-name="P2" draw:layer="layout" svg:width="6.255cm" svg:height="0.877cm" svg:x="13.038cm" svg:y="4.824cm">
          <draw:text-box>
            <text:p text:style-name="P6"><text:span text:style-name="T14">3 extensions à installer </text:span></text:p>
          </draw:text-box>
        </draw:frame>
        <draw:frame draw:style-name="gr38" draw:text-style-name="P2" draw:layer="layout" svg:width="1.973cm" svg:height="1.176cm" svg:x="7.585cm" svg:y="6.284cm">
          <draw:text-box>
            <text:p text:style-name="P6"><text:span text:style-name="T15">Connecteur </text:span><text:span text:style-name="T15"><text:line-break/></text:span><text:span text:style-name="T12">Zotero</text:span><text:span text:style-name="T2"> </text:span></text:p>
          </draw:text-box>
        </draw:frame>
        <draw:frame draw:style-name="gr39" draw:text-style-name="P2" draw:layer="layout" svg:width="4.283cm" svg:height="1.223cm" svg:x="14.108cm" svg:y="6.237cm">
          <draw:text-box>
            <text:p text:style-name="P6"><text:span text:style-name="T12">Print-friendly</text:span><text:span text:style-name="T3"> </text:span><text:span text:style-name="T2">: créer un PDF avec la page web </text:span></text:p>
          </draw:text-box>
        </draw:frame>
        <draw:frame draw:style-name="gr38" draw:text-style-name="P2" draw:layer="layout" svg:width="3.596cm" svg:height="1.176cm" svg:x="21.134cm" svg:y="6.218cm">
          <draw:text-box>
            <text:p text:style-name="P6"><text:span text:style-name="T12">Unpaywall</text:span><text:span text:style-name="T3"> </text:span><text:span text:style-name="T2">: chercher une version libre accès </text:span></text:p>
          </draw:text-box>
        </draw:frame>
        <draw:polygon draw:style-name="gr40" draw:text-style-name="P18" draw:layer="layout" svg:width="3.387cm" svg:height="1.058cm" svg:x="1.379cm" svg:y="1.388cm" svg:viewBox="0 0 3388 1059" draw:points="0,0 3388,0 3388,1059 0,1059">
          <text:p/>
        </draw:polygon>
        <draw:line draw:style-name="gr34" draw:text-style-name="P2" draw:layer="layout" svg:x1="6.714cm" svg:y1="6.071cm" svg:x2="4.151cm" svg:y2="3.986cm">
          <text:p/>
        </draw:line>
        <draw:line draw:style-name="gr34" draw:text-style-name="P2" draw:layer="layout" svg:x1="15.977cm" svg:y1="14.44cm" svg:x2="19.362cm" svg:y2="16.158cm">
          <text:p/>
        </draw:line>
        <draw:line draw:style-name="gr34" draw:text-style-name="P2" draw:layer="layout" svg:x1="16.006cm" svg:y1="14.018cm" svg:x2="19.461cm" svg:y2="13.864cm">
          <text:p/>
        </draw:line>
        <draw:frame draw:style-name="gr41" draw:text-style-name="P2" draw:layer="layout" svg:width="4.301cm" svg:height="2.676cm" svg:x="8.375cm" svg:y="15.142cm">
          <draw:text-box>
            <text:p text:style-name="P1"><text:span text:style-name="T12">Simplenote</text:span><text:span text:style-name="T3"> </text:span><text:span text:style-name="T2"><text:line-break/></text:span><text:span text:style-name="T1">Déposer vos notes diverses, vos projets, des liens, des listes, etc. au format texte </text:span></text:p>
          </draw:text-box>
        </draw:frame>
        <draw:polygon draw:style-name="gr42" draw:text-style-name="P19" draw:layer="layout" svg:width="2.891cm" svg:height="1.785cm" svg:x="7.788cm" svg:y="9.135cm" svg:viewBox="0 0 2892 1786" draw:points="0,0 2892,0 2892,1786 0,1786">
          <text:p/>
        </draw:polygon>
        <draw:frame draw:style-name="gr43" draw:text-style-name="P2" draw:layer="layout" svg:width="3.466cm" svg:height="2.211cm" svg:x="7.664cm" svg:y="10.959cm">
          <draw:text-box>
            <text:p text:style-name="P1"><text:span text:style-name="T12">OneDrive UdeM</text:span><text:span text:style-name="T3"> </text:span><text:span text:style-name="T2">: </text:span><text:span text:style-name="T1">sauvegarder, partager, suite Office légère ou complète</text:span><text:span text:style-name="T2"> </text:span></text:p>
          </draw:text-box>
        </draw:frame>
        <draw:line draw:style-name="gr44" draw:text-style-name="P2" draw:layer="layout" svg:x1="27.034cm" svg:y1="6.197cm" svg:x2="28.167cm" svg:y2="6.206cm">
          <text:p/>
        </draw:line>
        <draw:frame draw:style-name="gr45" draw:text-style-name="P2" draw:layer="layout" svg:width="5.943cm" svg:height="0.563cm" svg:x="28.149cm" svg:y="5.914cm">
          <draw:text-box>
            <text:p text:style-name="P1"><text:span text:style-name="T13">: déposer manuellement dans... </text:span></text:p>
          </draw:text-box>
        </draw:frame>
        <draw:frame draw:style-name="gr46" draw:text-style-name="P2" draw:layer="layout" svg:width="6.721cm" svg:height="1.751cm" svg:x="1.448cm" svg:y="2.383cm">
          <draw:text-box>
            <text:p text:style-name="P1"><text:span text:style-name="T2">Y déposer tout ce que vous voulez citer ou que vous avez annoté. </text:span><text:span text:style-name="T3">Structurer fortement </text:span><text:span text:style-name="T2">avec vos propres marqueurs. </text:span></text:p>
          </draw:text-box>
        </draw:frame>
        <draw:polygon draw:style-name="gr47" draw:text-style-name="P20" draw:layer="layout" svg:width="1.201cm" svg:height="0.818cm" svg:x="4.296cm" svg:y="7.754cm" svg:viewBox="0 0 1202 819" draw:points="0,0 1202,0 1202,819 0,819">
          <text:p/>
        </draw:polygon>
        <draw:polygon draw:style-name="gr47" draw:text-style-name="P20" draw:layer="layout" svg:width="1.201cm" svg:height="0.818cm" svg:x="4.086cm" svg:y="11.454cm" svg:viewBox="0 0 1202 819" draw:points="0,0 1202,0 1202,819 0,819">
          <text:p/>
        </draw:polygon>
        <draw:line draw:style-name="gr44" draw:text-style-name="P2" draw:layer="layout" svg:x1="7.638cm" svg:y1="10.949cm" svg:x2="5.485cm" svg:y2="11.684cm">
          <text:p/>
        </draw:line>
        <draw:line draw:style-name="gr44" draw:text-style-name="P2" draw:layer="layout" svg:x1="7.664cm" svg:y1="9.257cm" svg:x2="5.511cm" svg:y2="8.402cm">
          <text:p/>
        </draw:line>
        <draw:line draw:style-name="gr44" draw:text-style-name="P2" draw:layer="layout" svg:x1="12.533cm" svg:y1="6.108cm" svg:x2="5.855cm" svg:y2="3.698cm">
          <text:p/>
        </draw:line>
        <draw:frame draw:style-name="gr48" draw:text-style-name="P2" draw:layer="layout" svg:width="14.671cm" svg:height="0.892cm" svg:x="8.375cm" svg:y="3.886cm">
          <draw:text-box>
            <text:p text:style-name="P6"><text:span text:style-name="T16">Navigateur Internet A à choisir pour sa recherche</text:span><text:span text:style-name="T17">: Firefox ou Chrome ou Safari ou Opera </text:span></text:p>
          </draw:text-box>
        </draw:frame>
        <draw:frame draw:style-name="gr49" draw:text-style-name="P2" draw:layer="layout" svg:width="5.714cm" svg:height="1.664cm" svg:x="28.52cm" svg:y="10.466cm">
          <draw:text-box>
            <text:p text:style-name="P6"><text:span text:style-name="T16">Navigateur Internet B (différent de A)</text:span><text:span text:style-name="T16"><text:line-break/></text:span><text:span text:style-name="T16">à choisir pour tout le reste </text:span></text:p>
          </draw:text-box>
        </draw:frame>
        <draw:g>
          <draw:polygon draw:style-name="gr50" draw:text-style-name="P21" draw:layer="layout" svg:width="0.76cm" svg:height="1.046cm" svg:x="8.377cm" svg:y="3.831cm" svg:viewBox="0 0 761 1047" draw:points="0,0 761,0 761,1047 0,1047">
            <text:p/>
          </draw:polygon>
          <draw:frame draw:style-name="gr51" draw:text-style-name="P2" draw:layer="layout" svg:width="0.76cm" svg:height="1.046cm" svg:x="8.377cm" svg:y="3.831cm">
            <draw:text-box>
              <text:p text:style-name="P6"><text:span text:style-name="T18">1 </text:span></text:p>
            </draw:text-box>
          </draw:frame>
        </draw:g>
        <draw:g>
          <draw:polygon draw:style-name="gr50" draw:text-style-name="P21" draw:layer="layout" svg:width="0.76cm" svg:height="1.046cm" svg:x="27.787cm" svg:y="10.594cm" svg:viewBox="0 0 761 1047" draw:points="0,0 761,0 761,1047 0,1047">
            <text:p/>
          </draw:polygon>
          <draw:frame draw:style-name="gr51" draw:text-style-name="P2" draw:layer="layout" svg:width="0.76cm" svg:height="1.046cm" svg:x="27.787cm" svg:y="10.594cm">
            <draw:text-box>
              <text:p text:style-name="P6"><text:span text:style-name="T18">2 </text:span></text:p>
            </draw:text-box>
          </draw:frame>
        </draw:g>
        <draw:g>
          <draw:polygon draw:style-name="gr50" draw:text-style-name="P21" draw:layer="layout" svg:width="0.76cm" svg:height="1.046cm" svg:x="25.746cm" svg:y="4.878cm" svg:viewBox="0 0 761 1047" draw:points="0,0 761,0 761,1047 0,1047">
            <text:p/>
          </draw:polygon>
          <draw:frame draw:style-name="gr51" draw:text-style-name="P2" draw:layer="layout" svg:width="0.76cm" svg:height="1.046cm" svg:x="25.746cm" svg:y="4.878cm">
            <draw:text-box>
              <text:p text:style-name="P6"><text:span text:style-name="T18">3 </text:span></text:p>
            </draw:text-box>
          </draw:frame>
        </draw:g>
        <draw:g>
          <draw:polygon draw:style-name="gr50" draw:text-style-name="P21" draw:layer="layout" svg:width="0.76cm" svg:height="1.046cm" svg:x="12.356cm" svg:y="4.839cm" svg:viewBox="0 0 761 1047" draw:points="0,0 761,0 761,1047 0,1047">
            <text:p/>
          </draw:polygon>
          <draw:frame draw:style-name="gr51" draw:text-style-name="P2" draw:layer="layout" svg:width="0.76cm" svg:height="1.046cm" svg:x="12.356cm" svg:y="4.839cm">
            <draw:text-box>
              <text:p text:style-name="P6"><text:span text:style-name="T18">4 </text:span></text:p>
            </draw:text-box>
          </draw:frame>
        </draw:g>
        <draw:g>
          <draw:polygon draw:style-name="gr50" draw:text-style-name="P21" draw:layer="layout" svg:width="0.76cm" svg:height="1.046cm" svg:x="6.282cm" svg:y="9.658cm" svg:viewBox="0 0 761 1047" draw:points="0,0 761,0 761,1047 0,1047">
            <text:p/>
          </draw:polygon>
          <draw:frame draw:style-name="gr51" draw:text-style-name="P2" draw:layer="layout" svg:width="0.76cm" svg:height="1.046cm" svg:x="6.282cm" svg:y="9.658cm">
            <draw:text-box>
              <text:p text:style-name="P6"><text:span text:style-name="T18">5 </text:span></text:p>
            </draw:text-box>
          </draw:frame>
        </draw:g>
        <draw:g>
          <draw:polygon draw:style-name="gr50" draw:text-style-name="P21" draw:layer="layout" svg:width="0.76cm" svg:height="1.046cm" svg:x="10.37cm" svg:y="14.52cm" svg:viewBox="0 0 761 1047" draw:points="0,0 761,0 761,1047 0,1047">
            <text:p/>
          </draw:polygon>
          <draw:frame draw:style-name="gr51" draw:text-style-name="P2" draw:layer="layout" svg:width="0.76cm" svg:height="1.046cm" svg:x="10.37cm" svg:y="14.52cm">
            <draw:text-box>
              <text:p text:style-name="P6"><text:span text:style-name="T18">6 </text:span></text:p>
            </draw:text-box>
          </draw:frame>
        </draw:g>
        <draw:polygon draw:style-name="gr52" draw:text-style-name="P22" draw:layer="layout" svg:width="0.574cm" svg:height="0.836cm" svg:x="11.13cm" svg:y="11.478cm" svg:viewBox="0 0 575 837" draw:points="0,0 575,0 575,837 0,837">
          <text:p/>
        </draw:polygon>
        <draw:polygon draw:style-name="gr52" draw:text-style-name="P22" draw:layer="layout" svg:width="0.574cm" svg:height="0.836cm" svg:x="11.789cm" svg:y="16.018cm" svg:viewBox="0 0 575 837" draw:points="0,0 575,0 575,837 0,837">
          <text:p/>
        </draw:polygon>
        <draw:polygon draw:style-name="gr52" draw:text-style-name="P22" draw:layer="layout" svg:width="0.574cm" svg:height="0.836cm" svg:x="24.347cm" svg:y="10.201cm" svg:viewBox="0 0 575 837" draw:points="0,0 575,0 575,837 0,837">
          <text:p/>
        </draw:polygon>
        <draw:polygon draw:style-name="gr52" draw:text-style-name="P22" draw:layer="layout" svg:width="0.574cm" svg:height="0.836cm" svg:x="25.38cm" svg:y="12.829cm" svg:viewBox="0 0 575 837" draw:points="0,0 575,0 575,837 0,837">
          <text:p/>
        </draw:polygon>
        <draw:polygon draw:style-name="gr52" draw:text-style-name="P22" draw:layer="layout" svg:width="0.574cm" svg:height="0.836cm" svg:x="25.278cm" svg:y="15.877cm" svg:viewBox="0 0 575 837" draw:points="0,0 575,0 575,837 0,837">
          <text:p/>
        </draw:polygon>
        <draw:polygon draw:style-name="gr52" draw:text-style-name="P22" draw:layer="layout" svg:width="0.574cm" svg:height="0.836cm" svg:x="2.335cm" svg:y="18.52cm" svg:viewBox="0 0 575 837" draw:points="0,0 575,0 575,837 0,837">
          <text:p/>
        </draw:polygon>
        <draw:g>
          <draw:polygon draw:style-name="gr50" draw:text-style-name="P21" draw:layer="layout" svg:width="0.76cm" svg:height="1.046cm" svg:x="1.576cm" svg:y="18.366cm" svg:viewBox="0 0 761 1047" draw:points="0,0 761,0 761,1047 0,1047">
            <text:p/>
          </draw:polygon>
          <draw:frame draw:style-name="gr51" draw:text-style-name="P2" draw:layer="layout" svg:width="0.76cm" svg:height="1.046cm" svg:x="1.576cm" svg:y="18.366cm">
            <draw:text-box>
              <text:p text:style-name="P6"><text:span text:style-name="T18">7 </text:span></text:p>
            </draw:text-box>
          </draw:frame>
        </draw:g>
        <draw:frame draw:style-name="gr53" draw:text-style-name="P2" draw:layer="layout" svg:width="6.414cm" svg:height="1.682cm" svg:x="2.894cm" svg:y="18.112cm">
          <draw:text-box>
            <text:p text:style-name="P1"><text:span text:style-name="T3">Installer les applications</text:span><text:span text:style-name="T2"><text:line-break/></text:span><text:span text:style-name="T2">cellulaires ou tablettes correspondantes</text:span><text:span text:style-name="T2"><text:line-break/></text:span><text:span text:style-name="T2">pour un usage distant de votre ordinateur </text:span></text:p>
          </draw:text-box>
        </draw:frame>
        <draw:g>
          <draw:polygon draw:style-name="gr50" draw:text-style-name="P21" draw:layer="layout" svg:width="0.76cm" svg:height="1.046cm" svg:x="10.537cm" svg:y="18.324cm" svg:viewBox="0 0 761 1047" draw:points="0,0 761,0 761,1047 0,1047">
            <text:p/>
          </draw:polygon>
          <draw:frame draw:style-name="gr51" draw:text-style-name="P2" draw:layer="layout" svg:width="0.76cm" svg:height="1.046cm" svg:x="10.537cm" svg:y="18.324cm">
            <draw:text-box>
              <text:p text:style-name="P6"><text:span text:style-name="T18">8 </text:span></text:p>
            </draw:text-box>
          </draw:frame>
        </draw:g>
        <draw:polygon draw:style-name="gr54" draw:text-style-name="P23" draw:layer="layout" svg:width="3.196cm" svg:height="1.63cm" svg:x="11.416cm" svg:y="18.164cm" svg:viewBox="0 0 3197 1631" draw:points="0,0 3197,0 3197,1631 0,1631">
          <text:p/>
        </draw:polygon>
        <draw:frame draw:style-name="gr55" draw:text-style-name="P2" draw:layer="layout" svg:width="4.382cm" svg:height="0.899cm" svg:x="11.297cm" svg:y="18.136cm">
          <draw:text-box>
            <text:p text:style-name="P1"><text:span text:style-name="T2">Paramétrer le </text:span><text:span text:style-name="T15">WIFI UdeM</text:span><text:span text:style-name="T2"> <text:s/>et </text:span></text:p>
          </draw:text-box>
        </draw:frame>
        <draw:frame draw:style-name="gr56" draw:text-style-name="P2" draw:layer="layout" svg:width="17.309cm" svg:height="1.256cm" svg:x="16.981cm" svg:y="2.47cm">
          <draw:text-box>
            <text:p text:style-name="P24"><text:span text:style-name="T19">Bonnes pratiques de paramétrage et de compartimentation </text:span><text:span text:style-name="T19"><text:line-break/></text:span><text:span text:style-name="T19">de son environnement bureautique pour ses activités de recherch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0" draw:display-name="Bitmap_0" xlink:href="Pictures/10000201000001F8000000B182CC030F068D1B10.png" xlink:type="simple" xlink:show="embed" xlink:actuate="onLoad"/>
    <draw:fill-image draw:name="Bitmap_5f_1" draw:display-name="Bitmap_1" xlink:href="Pictures/100000000000001200000014B461F869F8348888.bmp" xlink:type="simple" xlink:show="embed" xlink:actuate="onLoad"/>
    <draw:fill-image draw:name="Bitmap_5f_10" draw:display-name="Bitmap_10" xlink:href="Pictures/10000000000000CC0000007EE3148716DB371279.png" xlink:type="simple" xlink:show="embed" xlink:actuate="onLoad"/>
    <draw:fill-image draw:name="Bitmap_5f_11" draw:display-name="Bitmap_11" xlink:href="Pictures/100000000000008D000000609DF036CAD07960F7.png" xlink:type="simple" xlink:show="embed" xlink:actuate="onLoad"/>
    <draw:fill-image draw:name="Bitmap_5f_12" draw:display-name="Bitmap_12" xlink:href="Pictures/100000000000005C0000008630D4C5E983CD9578.png" xlink:type="simple" xlink:show="embed" xlink:actuate="onLoad"/>
    <draw:fill-image draw:name="Bitmap_5f_13" draw:display-name="Bitmap_13" xlink:href="Pictures/10000000000000970000004DAD8613165F3BA159.png" xlink:type="simple" xlink:show="embed" xlink:actuate="onLoad"/>
    <draw:fill-image draw:name="Bitmap_5f_2" draw:display-name="Bitmap_2" xlink:href="Pictures/100000000000001400000014389A2384870F1216.bmp" xlink:type="simple" xlink:show="embed" xlink:actuate="onLoad"/>
    <draw:fill-image draw:name="Bitmap_5f_3" draw:display-name="Bitmap_3" xlink:href="Pictures/10000000000000710000005D21F3322BD97CF7C8.png" xlink:type="simple" xlink:show="embed" xlink:actuate="onLoad"/>
    <draw:fill-image draw:name="Bitmap_5f_4" draw:display-name="Bitmap_4" xlink:href="Pictures/10000000000000FE000000E315F229773CBF6F9A.png" xlink:type="simple" xlink:show="embed" xlink:actuate="onLoad"/>
    <draw:fill-image draw:name="Bitmap_5f_5" draw:display-name="Bitmap_5" xlink:href="Pictures/10000000000000F4000000F243A6CAA74B0C774D.png" xlink:type="simple" xlink:show="embed" xlink:actuate="onLoad"/>
    <draw:fill-image draw:name="Bitmap_5f_6" draw:display-name="Bitmap_6" xlink:href="Pictures/10000000000000DA000000C3D0393A201035D145.png" xlink:type="simple" xlink:show="embed" xlink:actuate="onLoad"/>
    <draw:fill-image draw:name="Bitmap_5f_7" draw:display-name="Bitmap_7" xlink:href="Pictures/100000000000008B00000088861102F03C0553F3.png" xlink:type="simple" xlink:show="embed" xlink:actuate="onLoad"/>
    <draw:fill-image draw:name="Bitmap_5f_8" draw:display-name="Bitmap_8" xlink:href="Pictures/100000000000008B0000007497988CD0197AB1FD.png" xlink:type="simple" xlink:show="embed" xlink:actuate="onLoad"/>
    <draw:fill-image draw:name="Bitmap_5f_9" draw:display-name="Bitmap_9" xlink:href="Pictures/10000000000000A000000032E5E3636784D4352A.png" xlink:type="simple" xlink:show="embed" xlink:actuate="onLoad"/>
    <draw:marker draw:name="Arrow" svg:viewBox="0 0 20 30" svg:d="M10 0l-10 30h20z"/>
    <draw:stroke-dash draw:name="Dash_5f_0" draw:display-name="Dash_0" draw:style="rect" draw:dots1="1" draw:dots1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8T16:13:19.928000000</dc:date>
    <meta:editing-duration>PT54S</meta:editing-duration>
    <meta:editing-cycles>1</meta:editing-cycles>
    <meta:document-statistic meta:object-count="114"/>
    <meta:generator>LibreOffice/5.4.7.2$Windows_X86_64 LibreOffice_project/c838ef25c16710f8838b1faec480ebba495259d0</meta:generator>
  </office:meta>
</office:document-meta>
</file>